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39b" officeooo:paragraph-rsid="001ed39b"/>
    </style:style>
    <style:style style:name="P2" style:family="paragraph" style:parent-style-name="Standard">
      <style:text-properties officeooo:rsid="001ed39b" officeooo:paragraph-rsid="00210aff"/>
    </style:style>
    <style:style style:name="P3" style:family="paragraph" style:parent-style-name="Standard">
      <style:text-properties officeooo:rsid="0021c558" officeooo:paragraph-rsid="0021c558"/>
    </style:style>
    <style:style style:name="P4" style:family="paragraph" style:parent-style-name="Standard">
      <style:text-properties officeooo:rsid="00228001" officeooo:paragraph-rsid="00228001"/>
    </style:style>
    <style:style style:name="P5" style:family="paragraph" style:parent-style-name="Standard">
      <style:text-properties officeooo:rsid="0023574a" officeooo:paragraph-rsid="0023574a"/>
    </style:style>
    <style:style style:name="P6" style:family="paragraph" style:parent-style-name="Standard">
      <style:text-properties officeooo:rsid="00242bfd" officeooo:paragraph-rsid="00242bfd"/>
    </style:style>
    <style:style style:name="P7" style:family="paragraph" style:parent-style-name="Standard">
      <style:text-properties officeooo:rsid="00252a60" officeooo:paragraph-rsid="00252a60"/>
    </style:style>
    <style:style style:name="P8" style:family="paragraph" style:parent-style-name="Standard">
      <style:text-properties officeooo:rsid="0026ab4a" officeooo:paragraph-rsid="0026ab4a"/>
    </style:style>
    <style:style style:name="P9" style:family="paragraph" style:parent-style-name="Standard">
      <style:text-properties officeooo:rsid="00279702" officeooo:paragraph-rsid="00279702"/>
    </style:style>
    <style:style style:name="P10" style:family="paragraph" style:parent-style-name="Standard">
      <style:text-properties officeooo:rsid="0027e938" officeooo:paragraph-rsid="0027e938"/>
    </style:style>
    <style:style style:name="P11" style:family="paragraph" style:parent-style-name="Standard">
      <style:text-properties officeooo:rsid="002ddc45" officeooo:paragraph-rsid="002ddc45"/>
    </style:style>
    <style:style style:name="P12"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paragraph-rsid="0036f9f1" style:font-size-asian="12pt" style:font-size-complex="12pt"/>
    </style:style>
    <style:style style:name="P13"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0d00e" officeooo:paragraph-rsid="0030d00e" style:font-size-asian="12pt" style:font-size-complex="12pt"/>
    </style:style>
    <style:style style:name="P14"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1e759" officeooo:paragraph-rsid="0031e759" style:font-size-asian="12pt" style:font-size-complex="12pt"/>
    </style:style>
    <style:style style:name="P15"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26151" officeooo:paragraph-rsid="00326151" style:font-size-asian="12pt" style:font-size-complex="12pt"/>
    </style:style>
    <style:style style:name="P16"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2de86" officeooo:paragraph-rsid="0032de86" style:font-size-asian="12pt" style:font-size-complex="12pt"/>
    </style:style>
    <style:style style:name="P17"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3db94" officeooo:paragraph-rsid="0033db94" style:font-size-asian="12pt" style:font-size-complex="12pt"/>
    </style:style>
    <style:style style:name="P18"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officeooo:rsid="0033db94" officeooo:paragraph-rsid="0035c375" style:font-size-asian="12pt" style:font-size-complex="12pt"/>
    </style:style>
    <style:style style:name="P19"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officeooo:paragraph-rsid="0035c375"/>
    </style:style>
    <style:style style:name="P20"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style:writing-mode="lr-tb"/>
      <style:text-properties officeooo:rsid="0036f9f1" officeooo:paragraph-rsid="0036f9f1"/>
    </style:style>
    <style:style style:name="P21" style:family="paragraph" style:parent-style-name="Standard">
      <style:paragraph-properties fo:margin-left="0in" fo:margin-right="0in" fo:margin-top="0in" fo:margin-bottom="0in" loext:contextual-spacing="false" style:line-height-at-least="0.139in" fo:text-align="start" style:justify-single-word="false" fo:text-indent="0in" style:auto-text-indent="false" fo:padding="0.0291in" fo:border-left="none" fo:border-right="none" fo:border-top="none" fo:border-bottom="0.06pt solid #000000" style:writing-mode="lr-tb" style:join-border="false"/>
      <style:text-properties fo:font-size="12pt" officeooo:rsid="002f1b6f" officeooo:paragraph-rsid="002f1b6f" style:font-size-asian="12pt" style:font-size-complex="12pt"/>
    </style:style>
    <style:style style:name="P22" style:family="paragraph" style:parent-style-name="Default">
      <style:text-properties fo:font-size="12pt" officeooo:rsid="001ed39b" officeooo:paragraph-rsid="00210aff" style:font-size-asian="12pt" style:font-size-complex="12pt"/>
    </style:style>
    <style:style style:name="P23"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writing-mode="lr-tb"/>
    </style:style>
    <style:style style:name="P24"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writing-mode="lr-tb"/>
      <style:text-properties officeooo:paragraph-rsid="002bf12d"/>
    </style:style>
    <style:style style:name="P25"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T1" style:family="text">
      <style:text-properties officeooo:rsid="0020c934"/>
    </style:style>
    <style:style style:name="T2" style:family="text">
      <style:text-properties officeooo:rsid="00210aff"/>
    </style:style>
    <style:style style:name="T3" style:family="text">
      <style:text-properties fo:font-weight="bold" style:font-weight-asian="bold" style:font-weight-complex="bold"/>
    </style:style>
    <style:style style:name="T4" style:family="text">
      <style:text-properties fo:font-weight="bold" officeooo:rsid="003e858d" style:font-weight-asian="bold" style:font-weight-complex="bold"/>
    </style:style>
    <style:style style:name="T5" style:family="text">
      <style:text-properties fo:font-weight="bold" officeooo:rsid="0040996a" style:font-weight-asian="bold" style:font-weight-complex="bold"/>
    </style:style>
    <style:style style:name="T6" style:family="text">
      <style:text-properties fo:font-weight="bold" officeooo:rsid="00412eb4" style:font-weight-asian="bold" style:font-weight-complex="bold"/>
    </style:style>
    <style:style style:name="T7" style:family="text">
      <style:text-properties officeooo:rsid="0028c8a2"/>
    </style:style>
    <style:style style:name="T8" style:family="text">
      <style:text-properties style:font-name="Arial" fo:letter-spacing="normal"/>
    </style:style>
    <style:style style:name="T9" style:family="text">
      <style:text-properties style:font-name="Arial" fo:letter-spacing="normal" fo:font-weight="normal" style:font-weight-asian="normal"/>
    </style:style>
    <style:style style:name="T10" style:family="text">
      <style:text-properties style:font-name="Arial" fo:letter-spacing="normal" fo:font-weight="normal" officeooo:rsid="00353856" style:font-weight-asian="normal"/>
    </style:style>
    <style:style style:name="T11" style:family="text">
      <style:text-properties style:font-name="Arial" fo:letter-spacing="normal" fo:font-weight="normal" officeooo:rsid="0035c375" style:font-weight-asian="normal"/>
    </style:style>
    <style:style style:name="T12" style:family="text">
      <style:text-properties style:font-name="Arial" fo:letter-spacing="normal" fo:font-weight="normal" officeooo:rsid="0036f9f1" style:font-weight-asian="normal"/>
    </style:style>
    <style:style style:name="T13" style:family="text">
      <style:text-properties style:font-name="Arial" fo:letter-spacing="normal" officeooo:rsid="0030d00e"/>
    </style:style>
    <style:style style:name="T14" style:family="text">
      <style:text-properties style:font-name="Arial" fo:letter-spacing="normal" fo:font-weight="bold" style:font-weight-asian="bold" style:font-weight-complex="bold"/>
    </style:style>
    <style:style style:name="T15" style:family="text">
      <style:text-properties style:font-name="Arial" fo:font-size="12pt" fo:letter-spacing="normal" style:font-size-asian="12pt" style:font-size-complex="12pt"/>
    </style:style>
    <style:style style:name="T16" style:family="text">
      <style:text-properties style:font-name="Arial" fo:font-size="12pt" fo:letter-spacing="normal" officeooo:rsid="002bf12d" style:font-size-asian="12pt" style:font-size-complex="12pt"/>
    </style:style>
    <style:style style:name="T17" style:family="text">
      <style:text-properties style:font-name="Arial" fo:font-size="12pt" fo:letter-spacing="normal" fo:font-weight="normal" style:font-size-asian="12pt" style:font-weight-asian="normal" style:font-size-complex="12pt"/>
    </style:style>
    <style:style style:name="T18" style:family="text">
      <style:text-properties style:font-name="Arial" fo:font-size="12pt" fo:letter-spacing="normal" fo:font-weight="normal" officeooo:rsid="002bf12d" style:font-size-asian="12pt" style:font-weight-asian="normal" style:font-size-complex="12pt"/>
    </style:style>
    <style:style style:name="T19" style:family="text">
      <style:text-properties style:font-name="Arial" fo:font-size="12pt" fo:letter-spacing="normal" fo:font-weight="normal" officeooo:rsid="0035c375" style:font-size-asian="12pt" style:font-weight-asian="normal" style:font-size-complex="12pt"/>
    </style:style>
    <style:style style:name="T20" style:family="text">
      <style:text-properties style:font-name="Arial" fo:font-size="12pt" fo:letter-spacing="normal" fo:font-weight="normal" officeooo:rsid="0033db94" style:font-size-asian="12pt" style:font-weight-asian="normal" style:font-size-complex="12pt"/>
    </style:style>
    <style:style style:name="T21" style:family="text">
      <style:text-properties officeooo:rsid="003ef094"/>
    </style:style>
    <style:style style:name="T22" style:family="text">
      <style:text-properties officeooo:rsid="004099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age1</text:p>
      <text:p text:style-name="P1">the purpose of this presentation is to show you what are logs and how to use it properlly. Logs are a stream of short text that allows programers to debug their code and others on the same platform.</text:p>
      <text:p text:style-name="P11">In this presentation youll see a full description of the ros system log and I will breffly go trhough it to give you a general picture of the log system.</text:p>
      <text:p text:style-name="P1">Page 2</text:p>
      <text:p text:style-name="P1">just read the 5 levels</text:p>
      <text:p text:style-name="P1">page 3</text:p>
      <text:p text:style-name="P1">read the example of error and warning to show the differnce <text:span text:style-name="T4">MISMATCH</text:span></text:p>
      <text:p text:style-name="P3">notice that when setting the level of sevirity it will include automaticlly the current sevirty and <text:span text:style-name="T3">higer.</text:span></text:p>
      <text:p text:style-name="P1">page 4</text:p>
      <text:p text:style-name="P2">we said that the main purpose of log is help the programer to debug. But when were are gonna use debug? For example using debug and not warning level: when we know that there is something wrong with the system but dont know what, we will like to see that all the flow is working properly well set to debug and take under consideration the fact that we may have overflow of messages. On the other hand when we know that we have a specific node that we suspect that is the problem well set the level to warning and serch for warrnig and higer that includes the specific <text:span text:style-name="T1">node</text:span>.</text:p>
      <text:p text:style-name="P2"><text:span text:style-name="T2">Page 5</text:span></text:p>
      <text:p text:style-name="P4">here we see an example of how to add log message from your own code..if debug mode is set this line will show in the file</text:p>
      <text:p text:style-name="P4">page 6</text:p>
      <text:p text:style-name="P4">as shown before the debug is in a for loop but if we want to print it only once well write like this</text:p>
      <text:p text:style-name="P5">page 7</text:p>
      <text:p text:style-name="P5">read the line..notice that if the node is not started this command wont work.</text:p>
      <text:p text:style-name="P6">Page 8</text:p>
      <text:p text:style-name="P7"><text:span text:style-name="T21">as I expalined erliaer there is a chance to overflow the system with log messages.so if we suspect a specific node we can write log messgaes for this node and use it to debug. But only for a temporary time in order to prevent the overflow.</text:span></text:p>
      <text:p text:style-name="P8">Page 9<text:span text:style-name="T7">+10</text:span></text:p>
      <text:p text:style-name="P9">read the entire page <text:span text:style-name="T5">REDIRECT, </text:span><text:span text:style-name="T6">REMEMBER THE WARNNING ABOUT FREE SPACE</text:span></text:p>
      <text:p text:style-name="P9">page 1<text:span text:style-name="T7">1</text:span></text:p>
      <text:p text:style-name="P10">see here output screen</text:p>
      <text:p text:style-name="P2"><text:s/><text:span text:style-name="T7">page 12</text:span></text:p>
      <text:p text:style-name="P22"><text:span text:style-name="T8">In addition to appearing on the console, every log message is also published on the topic /rosout . </text:span></text:p>
      <text:p text:style-name="P25"><text:span text:style-name="T8">The message type of this topic is rosgraph_msgs/Log</text:span></text:p>
      <text:p text:style-name="P25"><text:span text:style-name="T9">compared to the console output it </text:span><text:span text:style-name="T8">includes, in a single stream, log messages from every node in the system</text:span></text:p>
      <text:p text:style-name="P23"><text:span text:style-name="T16">it shows </text:span><text:span text:style-name="T15">regardless of where, when, or how their nodes were started, or even which computer they’re running</text:span></text:p>
      <text:p text:style-name="P25"><text:span text:style-name="T8">on. </text:span></text:p>
      <text:p text:style-name="P24"><text:span text:style-name="T18">because its a topic </text:span><text:span text:style-name="T17">you could use: rostopic echo /rosout to see the </text:span><text:span text:style-name="T15">messages directly.</text:span></text:p>
      <text:p text:style-name="P21"><text:span text:style-name="T8">Page 13</text:span></text:p>
      <text:p text:style-name="P13"><text:span text:style-name="T8">page 14</text:span></text:p>
      <text:p text:style-name="P13"><text:span text:style-name="T8">this is the ros rqt console here you can filter the log messages from the different levels.</text:span></text:p>
      <text:p text:style-name="P14"><text:span text:style-name="T8">Page 15</text:span></text:p>
      <text:p text:style-name="P14"><text:span text:style-name="T8">erliaer I showed you that you can change the output of the logs from scree to a file and here there is an explanation of how to change it to log file for a node.</text:span></text:p>
      <text:p text:style-name="P15"><text:span text:style-name="T8">Page 16</text:span></text:p>
      <text:p text:style-name="P15"><text:soft-page-break/><text:span text:style-name="T8">for every computer there is a uniqe run_id which is generated based on your MAC address </text:span><text:span text:style-name="T14">(hardware address of your network card)</text:span></text:p>
      <text:p text:style-name="P15"><text:span text:style-name="T9">here if you need to check it there are two ways: by examin your output of of the log.or by send a command to the ros master.</text:span></text:p>
      <text:p text:style-name="P16"><text:span text:style-name="T9">Page 17</text:span></text:p>
      <text:p text:style-name="P16"><text:span text:style-name="T9">read the page</text:span></text:p>
      <text:p text:style-name="P17"><text:span text:style-name="T9">page 18</text:span></text:p>
      <text:p text:style-name="P18"><text:span text:style-name="T9">linux provides a log system that are logs generated by your operating system they can by found in the var/log dierctory. </text:span><text:span text:style-name="T10">Im gonna explan two main log</text:span><text:span text:style-name="T11">s</text:span></text:p>
      <text:p text:style-name="P18"><text:span text:style-name="T11">page 19</text:span></text:p>
      <text:p text:style-name="P19"><text:span text:style-name="T19">apport </text:span><text:span text:style-name="T11">it is a log file contains crash log messages.</text:span></text:p>
      <text:p text:style-name="P20"><text:span text:style-name="T11">P</text:span><text:span text:style-name="T9">age 20</text:span></text:p>
      <text:p text:style-name="P12"><text:span text:style-name="T12">syslogs </text:span><text:span text:style-name="T9">this log </text:span><text:span text:style-name="T8">stores all activity data across the global system</text:span></text:p>
      <text:p text:style-name="P20"><text:span text:style-name="T9"/></text:p>
      <text:p text:style-name="P19"><text:span text:style-name="T20"><tex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FreeSans" fo:font-family="FreeSans"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FreeSans" fo:font-family="FreeSans"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FreeSans" fo:font-family="FreeSans"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3:30:40.335474296</meta:creation-date>
    <dc:date>2018-11-05T18:39:53.928277495</dc:date>
    <meta:editing-duration>PT5H8M20S</meta:editing-duration>
    <meta:editing-cycles>29</meta:editing-cycles>
    <meta:generator>LibreOffice/5.1.6.2$Linux_X86_64 LibreOffice_project/10m0$Build-2</meta:generator>
    <meta:document-statistic meta:table-count="0" meta:image-count="0" meta:object-count="0" meta:page-count="2" meta:paragraph-count="46" meta:word-count="604" meta:character-count="3114" meta:non-whitespace-character-count="2551"/>
  </office:meta>
</office:document-meta>
</file>